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f253" officeooo:paragraph-rsid="0009f253"/>
    </style:style>
    <style:style style:name="P2" style:family="paragraph" style:parent-style-name="Standard" style:list-style-name="L1">
      <style:text-properties officeooo:rsid="0009f253" officeooo:paragraph-rsid="0009f253"/>
    </style:style>
    <style:style style:name="P3" style:family="paragraph" style:parent-style-name="Standard">
      <style:text-properties fo:font-size="15pt" officeooo:rsid="0009f253" officeooo:paragraph-rsid="0009f253" style:font-size-asian="15pt" style:font-size-complex="15pt"/>
    </style:style>
    <style:style style:name="P4" style:family="paragraph" style:parent-style-name="Standard">
      <style:text-properties fo:font-size="15pt" style:text-underline-style="solid" style:text-underline-width="auto" style:text-underline-color="font-color" officeooo:rsid="0009f253" officeooo:paragraph-rsid="0009f253" style:font-size-asian="15pt" style:font-size-complex="15pt"/>
    </style:style>
    <style:style style:name="P5" style:family="paragraph" style:parent-style-name="Standard" style:list-style-name="L1">
      <style:text-properties officeooo:rsid="000adfda" officeooo:paragraph-rsid="000adfda"/>
    </style:style>
    <style:style style:name="P6" style:family="paragraph" style:parent-style-name="Standard" style:list-style-name="L1">
      <style:text-properties officeooo:rsid="000c8437" officeooo:paragraph-rsid="000c8437"/>
    </style:style>
    <style:style style:name="P7" style:family="paragraph" style:parent-style-name="Standard" style:list-style-name="L1">
      <style:text-properties fo:font-weight="bold" officeooo:rsid="000c8437" officeooo:paragraph-rsid="000c843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G 10/22</text:p>
      <text:p text:style-name="P3">Hawaiian (cont.)</text:p>
      <text:p text:style-name="P1"/>
      <text:list text:style-name="L1">
        <text:list-item>
          <text:p text:style-name="P2">Indigenous: long residence in a restricted locale, deep connections between language, land, ecology, culture. A place-based language and people</text:p>
        </text:list-item>
        <text:list-item>
          <text:p text:style-name="P5">Total Art practices are practiced by indigenous cultures</text:p>
        </text:list-item>
        <text:list-item>
          <text:p text:style-name="P6">Language revival</text:p>
          <text:list>
            <text:list-item>
              <text:p text:style-name="P6">Political revival</text:p>
            </text:list-item>
            <text:list-item>
              <text:p text:style-name="P6">traditional knowledge revival</text:p>
            </text:list-item>
            <text:list-item>
              <text:p text:style-name="P6">cultural revival</text:p>
            </text:list-item>
            <text:list-item>
              <text:p text:style-name="P6">Arts revivals (music, hula, chant)</text:p>
            </text:list-item>
            <text:list-item>
              <text:p text:style-name="P6">Symbolic of a specific identity</text:p>
            </text:list-item>
          </text:list>
        </text:list-item>
        <text:list-item>
          <text:p text:style-name="P6">Not agglutinating: even though there are long names</text:p>
          <text:list>
            <text:list-item>
              <text:p text:style-name="P7">Isolating language<text:span text:style-name="T1"> like Chines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4:28:31.309216427</meta:creation-date>
    <dc:date>2025-10-22T15:19:50.981795460</dc:date>
    <meta:editing-duration>PT15M22S</meta:editing-duration>
    <meta:editing-cycles>1</meta:editing-cycles>
    <meta:document-statistic meta:table-count="0" meta:image-count="0" meta:object-count="0" meta:page-count="1" meta:paragraph-count="12" meta:word-count="72" meta:character-count="460" meta:non-whitespace-character-count="410"/>
    <meta:generator>LibreOffice/24.2.7.2$Linux_X86_64 LibreOffice_project/420$Build-2</meta:generator>
  </office:meta>
</office:document-meta>
</file>